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phprojekt.mayflowerserver.de/addons/addon.php?addon=scrum&amp;mode=forms&amp;scrum=984&amp;list=195&amp;task_id=1583"><text:span text:style-name="T2">Dojo client data exchange definition</text:span></text:a></text:p>
      <text:p text:style-name="Standard"><text:a xlink:type="simple" xlink:href="http://phprojekt.mayflowerserver.de/addons/addon.php?addon=scrum&amp;mode=forms&amp;scrum=984&amp;list=195&amp;task_id=1583"><text:span text:style-name="T2"/></text:a></text:p>
      <text:p text:style-name="Standard"><text:a xlink:type="simple" xlink:href="http://phprojekt.mayflowerserver.de/addons/addon.php?addon=scrum&amp;mode=forms&amp;scrum=984&amp;list=195&amp;task_id=1583"><text:span text:style-name="T2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03T12:37:33</meta:creation-date>
    <dc:date>2007-12-03T13:19:10</dc:date>
    <meta:editing-cycles>1</meta:editing-cycles>
    <meta:editing-duration>PT2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36"/>
  </office:meta>
</office:document-meta>
</file>